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Courier New', Courier, mono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7141d"/>
    </style:style>
    <style:style style:name="P2" style:family="paragraph" style:parent-style-name="Text_20_body">
      <style:text-properties officeooo:rsid="0038f164" officeooo:paragraph-rsid="0038f164"/>
    </style:style>
    <style:style style:name="P3" style:family="paragraph" style:parent-style-name="Text_20_body">
      <style:text-properties officeooo:paragraph-rsid="003a1a8c"/>
    </style:style>
    <style:style style:name="P4" style:family="paragraph" style:parent-style-name="Text_20_body">
      <style:text-properties officeooo:rsid="003aaf55" officeooo:paragraph-rsid="003aaf55"/>
    </style:style>
    <style:style style:name="P5" style:family="paragraph" style:parent-style-name="Text_20_body">
      <style:text-properties officeooo:paragraph-rsid="003aaf55"/>
    </style:style>
    <style:style style:name="P6" style:family="paragraph" style:parent-style-name="Text_20_body">
      <style:text-properties officeooo:paragraph-rsid="003c1860"/>
    </style:style>
    <style:style style:name="P7" style:family="paragraph" style:parent-style-name="Text_20_body">
      <style:text-properties officeooo:paragraph-rsid="003cb8aa"/>
    </style:style>
    <style:style style:name="P8" style:family="paragraph" style:parent-style-name="Text_20_body">
      <style:text-properties officeooo:paragraph-rsid="003da40f"/>
    </style:style>
    <style:style style:name="P9" style:family="paragraph" style:parent-style-name="Text_20_body">
      <style:text-properties fo:font-variant="normal" fo:text-transform="none" fo:color="#000000" fo:letter-spacing="normal" officeooo:paragraph-rsid="003da40f"/>
    </style:style>
    <style:style style:name="P10" style:family="paragraph" style:parent-style-name="Heading_20_3">
      <style:text-properties officeooo:rsid="0037141d" officeooo:paragraph-rsid="0037141d"/>
    </style:style>
    <style:style style:name="P11" style:family="paragraph" style:parent-style-name="Heading_20_3">
      <style:text-properties officeooo:rsid="003a1a8c" officeooo:paragraph-rsid="003a1a8c"/>
    </style:style>
    <style:style style:name="P12" style:family="paragraph" style:parent-style-name="Heading_20_3">
      <style:text-properties officeooo:rsid="003aaf55" officeooo:paragraph-rsid="003aaf55"/>
    </style:style>
    <style:style style:name="P13" style:family="paragraph" style:parent-style-name="Heading_20_3">
      <style:text-properties officeooo:paragraph-rsid="003c1860"/>
    </style:style>
    <style:style style:name="P14" style:family="paragraph" style:parent-style-name="Heading_20_3">
      <style:text-properties officeooo:rsid="003da40f" officeooo:paragraph-rsid="003da40f"/>
    </style:style>
    <style:style style:name="T1" style:family="text">
      <style:text-properties officeooo:rsid="0037cdb6"/>
    </style:style>
    <style:style style:name="T2" style:family="text">
      <style:text-properties officeooo:rsid="0038f164"/>
    </style:style>
    <style:style style:name="T3" style:family="text">
      <style:text-properties officeooo:rsid="003a1a8c"/>
    </style:style>
    <style:style style:name="T4" style:family="text">
      <style:text-properties officeooo:rsid="003aaf55"/>
    </style:style>
    <style:style style:name="T5" style:family="text">
      <style:text-properties officeooo:rsid="003c1860"/>
    </style:style>
    <style:style style:name="T6" style:family="text">
      <style:text-properties officeooo:rsid="003cb8aa"/>
    </style:style>
    <style:style style:name="T7" style:family="text">
      <style:text-properties officeooo:rsid="003da40f"/>
    </style:style>
    <style:style style:name="T8" style:family="text">
      <style:text-properties officeooo:rsid="003f926d"/>
    </style:style>
    <style:style style:name="T9" style:family="text">
      <style:text-properties officeooo:rsid="0040acef"/>
    </style:style>
    <style:style style:name="T10" style:family="text">
      <style:text-properties style:font-name="Arial" fo:font-size="10.5pt" fo:font-style="normal" fo:font-weight="normal"/>
    </style:style>
    <style:style style:name="T11" style:family="text">
      <style:text-properties style:font-name="Arial" fo:font-size="10.5pt" fo:font-style="normal" fo:font-weight="normal" officeooo:rsid="0040acef"/>
    </style:style>
    <style:style style:name="T12" style:family="text">
      <style:text-properties style:font-name="Arial" fo:font-size="10.5pt" fo:font-style="normal" fo:font-weight="normal" officeooo:rsid="0040acef" loext:padding="0cm" loext:border="none"/>
    </style:style>
    <style:style style:name="T13" style:family="text">
      <style:text-properties style:font-name="Arial" fo:font-size="10.5pt" fo:font-style="normal" fo:font-weight="normal" officeooo:rsid="0042220e" loext:padding="0cm" loext:border="none"/>
    </style:style>
    <style:style style:name="T14" style:family="text">
      <style:text-properties style:font-name-asian="Arial" style:font-size-asian="10.5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space-before="1.19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1)</text:h>
      <text:p text:style-name="P1"><text:tab/>优化子结构:</text:p>
      <text:p text:style-name="P1"><text:tab/><text:tab/>对于长度为<text:span text:style-name="T1">[1 .. n – 1]的字符串，现在要考虑把第N个字符加入当前字符串，那么它将有如下的若干可能性：</text:span>存在i，<text:span text:style-name="T1">1 &lt;= i &lt;= n – 1,使得第i到第N个字符串是回文串（条件1）。那么长度为N的字符串最好分割情况将从所有满足条件1的情况中选择分割次数最少的情况。每种情况对应的分割次数是：[1..i-1]的最少分割次数 + 1。重叠的部分在于每次比较都需要计算[1..i-1]的部分。</text:span></text:p>
      <text:p text:style-name="P1"><text:tab/>状态转移方程<text:span text:style-name="T2">：</text:span></text:p>
      <text:p text:style-name="P1"><text:tab/><text:span text:style-name="T2">f(n) = min{f(i – 1) + 1|1&lt;=i&lt;=n-1 &amp;&amp; [i..n]可以构成回文串}</text:span></text:p>
      <text:p text:style-name="P1"><text:tab/><text:span text:style-name="T2">f(0) = 0</text:span></text:p>
      <text:p text:style-name="P1"><text:tab/>伪代码<text:span text:style-name="T2">：</text:span></text:p>
      <text:p text:style-name="P1"><text:tab/>函数panding<text:span text:style-name="T2">（i，j）表示判定从i到j的字符串时候构成回文串，是返回true，否则返回false;</text:span></text:p>
      <text:p text:style-name="P1"><text:tab/><text:span text:style-name="T2">for(int i = 1; I &lt;= n; <text:s/>i++){</text:span></text:p>
      <text:p text:style-name="P1"><text:tab/><text:tab/><text:span text:style-name="T2">int min = 9999;</text:span></text:p>
      <text:p text:style-name="P2"><text:tab/><text:tab/>for(int j = I – 1; j &gt; 0; j--){</text:p>
      <text:p text:style-name="P2"><text:tab/><text:tab/>if(panding(j,i))<text:span text:style-name="T3">{</text:span></text:p>
      <text:p text:style-name="P2"><text:tab/><text:tab/><text:tab/><text:span text:style-name="T3">if(f[j – 1] + 1 &lt; min)min = f[j – 1] + 1;</text:span></text:p>
      <text:p text:style-name="P2"><text:tab/><text:tab/><text:span text:style-name="T3">}</text:span></text:p>
      <text:p text:style-name="P2"><text:tab/><text:tab/><text:span text:style-name="T3">f[i] = min;</text:span></text:p>
      <text:p text:style-name="P2"><text:tab/>}</text:p>
      <text:p text:style-name="P2"><text:tab/>复杂度分析<text:span text:style-name="T3">：o(n^2)</text:span></text:p>
      <text:h text:style-name="P11" text:outline-level="3">2)</text:h>
      <text:p text:style-name="P3"><text:tab/>优化子结构<text:span text:style-name="T3">：上第N层只能由N-1层 上一阶，或者由N-2层上两阶。第i层被重复算了若干次。</text:span></text:p>
      <text:p text:style-name="P3"><text:tab/>状态转移方程<text:span text:style-name="T4">：</text:span></text:p>
      <text:p text:style-name="P3"><text:tab/><text:span text:style-name="T4">f(n) = f(n – 1) + f(n – 2);f(0) = 1,f(1) = 1</text:span></text:p>
      <text:p text:style-name="P5"><text:tab/>伪代码<text:span text:style-name="T4">：</text:span></text:p>
      <text:p text:style-name="P5"><text:span text:style-name="T4"><text:tab/>for(int I = 2; I &lt;= n; i++){</text:span></text:p>
      <text:p text:style-name="P3"><text:tab/><text:tab/><text:span text:style-name="T4">f[i] = f[i – 1] + f[i – 2];</text:span></text:p>
      <text:p text:style-name="P4"><text:tab/>}</text:p>
      <text:p text:style-name="P4"><text:tab/>复杂度分析：o(n)</text:p>
      <text:h text:style-name="P12" text:outline-level="3"><text:soft-page-break/></text:h>
      <text:h text:style-name="P12" text:outline-level="3">3)</text:h>
      <text:p text:style-name="P5"><text:tab/>证明<text:span text:style-name="T4">：因为是求拆法总数，所以我们需要考虑有哪几种情况。对于(i,j)可以分成拆法中有j和拆法中没有j的两种情况，这两种情况互斥，所以是加法，对于没有j的拆法是(i,j-1),对于有j的拆法，我们从这种拆法中去掉一个j，那么总数是i – j,所以他的拆法数是(i-j,j)。</text:span></text:p>
      <text:p text:style-name="P5"><text:tab/><text:span text:style-name="T5">for(i = 1; i&lt;= n; i++){</text:span></text:p>
      <text:p text:style-name="P5"><text:tab/><text:tab/>for<text:span text:style-name="T5">(int j = 1; j &lt;= n; j++){</text:span></text:p>
      <text:p text:style-name="P5"><text:tab/><text:tab/><text:tab/><text:span text:style-name="T5">f[j][i] = f[j][i – 1] + f[j – i][i];</text:span></text:p>
      <text:p text:style-name="P6"><text:tab/><text:tab/><text:span text:style-name="T5">}</text:span></text:p>
      <text:p text:style-name="P6"><text:span text:style-name="T5"><text:tab/>}</text:span></text:p>
      <text:h text:style-name="P13" text:outline-level="3"><text:span text:style-name="T5">4)</text:span></text:h>
      <text:p text:style-name="P7"><text:span text:style-name="T5"><text:tab/>(1) <text:s/>x = 1,4,3</text:span></text:p>
      <text:p text:style-name="P7"><text:span text:style-name="T5"><text:tab/><text:tab/>y = 1,3,2,4,3</text:span></text:p>
      <text:p text:style-name="P7"><text:span text:style-name="T5"><text:tab/><text:tab/>z= 1,4,3,2,4</text:span></text:p>
      <text:p text:style-name="P7"><text:tab/><text:span text:style-name="T6">lcs(x,y,z) = 1,4,3</text:span></text:p>
      <text:p text:style-name="P7"><text:tab/><text:span text:style-name="T6">lcs(x,lcs(y,z)) = lcs(x,1,3,2,4) = 1,4</text:span></text:p>
      <text:p text:style-name="P7"><text:tab/><text:span text:style-name="T6">(2)</text:span></text:p>
      <text:p text:style-name="P7"><text:tab/><text:tab/><text:span text:style-name="T7">for I = 1 to n</text:span></text:p>
      <text:p text:style-name="P7"><text:tab/><text:tab/><text:tab/><text:span text:style-name="T7">for j = 1 to m</text:span></text:p>
      <text:p text:style-name="P7"><text:tab/><text:tab/><text:tab/><text:tab/><text:span text:style-name="T7">for k = 1 to l</text:span></text:p>
      <text:p text:style-name="P7"><text:tab/><text:tab/><text:tab/><text:tab/><text:span text:style-name="T7">{</text:span></text:p>
      <text:p text:style-name="P7"><text:tab/><text:tab/><text:tab/><text:tab/><text:tab/>//<text:span text:style-name="T7">&lt;i,j,k&gt;在x[i] == y[j] == z[k]时等于1,其他为0</text:span></text:p>
      <text:p text:style-name="P8"><text:tab/><text:tab/><text:tab/><text:tab/><text:tab/><text:span text:style-name="T7">f[i][j][k] = </text:span><text:tab/><text:span text:style-name="T7">max{f[i – 1][j – 1][k – 1] + &lt;i,j,k&gt;,f[i][j][k-1],f[i][j-1][k-1],</text:span></text:p>
      <text:p text:style-name="P8"><text:span text:style-name="T7"><text:tab/><text:tab/><text:tab/><text:tab/><text:tab/>f[i][j – 1][k],f[i – 1][j][k],f[i -1][j][k – 1],f[i – 1][ j - 1][k]}</text:span></text:p>
      <text:p text:style-name="P7"><text:tab/><text:tab/><text:tab/><text:tab/><text:span text:style-name="T7">}</text:span></text:p>
      <text:p text:style-name="P6"><text:tab/><text:tab/>时间复杂度<text:span text:style-name="T7">o(m*n*l)</text:span></text:p>
      <text:h text:style-name="P14" text:outline-level="3">5)</text:h>
      <text:p text:style-name="P8"><text:tab/>优化子结构<text:span text:style-name="T8">：假设这个有i位，最高位为j，则可以将第一位，（也是最高位先抛出，所有满足条件的数取决于后面即有i-1位，而最高位为X的情况）我们要考虑的只是X的取值|j – x|&gt;=2。i-1位，最高位为x的情况将被计算多次。</text:span></text:p>
      <text:p text:style-name="P8"><text:tab/>状态转移方程<text:span text:style-name="T9">：</text:span></text:p>
      <text:p text:style-name="P9"><text:soft-page-break/><text:span text:style-name="T10"><text:tab/><text:tab/>d[i][j]=∑d[i-1][k](0≤k≤9</text:span><text:span text:style-name="T14">且</text:span><text:span text:style-name="T10">|k-j|≥2</text:span></text:p>
      <text:p text:style-name="P9"><text:span text:style-name="T10"><text:tab/><text:tab/>d[1][j]=</text:span><text:span text:style-name="T11">1</text:span></text:p>
      <text:p text:style-name="P9"><text:span text:style-name="T10"><text:tab/>伪代码</text:span><text:span text:style-name="T11">：</text:span></text:p>
      <text:p text:style-name="P9"><text:span text:style-name="T11"><text:tab/><text:tab/></text:span><text:span text:style-name="T12">for I = 1 to 9</text:span></text:p>
      <text:p text:style-name="P9"><text:span text:style-name="T12"><text:tab/><text:tab/><text:tab/>d[1][i] =1</text:span></text:p>
      <text:p text:style-name="P9"><text:span text:style-name="T12"><text:tab/><text:tab/>for I =2 to </text:span><text:span text:style-name="T13">B的位数</text:span></text:p>
      <text:p text:style-name="P9"><text:span text:style-name="T13"><text:tab/><text:tab/><text:tab/>for j = 0 to 9</text:span></text:p>
      <text:p text:style-name="P9"><text:span text:style-name="T13"><text:tab/><text:tab/><text:tab/><text:tab/>for k = 0 to 9</text:span></text:p>
      <text:p text:style-name="P9"><text:span text:style-name="T13"><text:tab/><text:tab/><text:tab/><text:tab/><text:tab/>if |j – k|&gt;= 2 then d[i][j] = d[i – 1][k]</text:span></text:p>
      <text:p text:style-name="P9"><text:span text:style-name="T13">时间复杂度o(log 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Courier New', Courier, mono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5T22:13:14.531105619</dc:date>
    <meta:editing-duration>PT56M15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746" meta:character-count="1622" meta:non-whitespace-character-count="1317"/>
  </office:meta>
</office:document-meta>
</file>